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fo:break-before="auto" fo:break-after="auto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officeooo:paragraph-rsid="0018b7ec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a61c00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d4c8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9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1d4c84" officeooo:paragraph-rsid="001d4c8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666666" fo:font-size="12pt" style:font-size-asian="12pt" style:font-size-complex="12pt"/>
    </style:style>
    <style:style style:name="P25" style:family="paragraph" style:parent-style-name="Standard">
      <style:paragraph-properties fo:line-height="115%" fo:break-before="auto" fo:break-after="auto" style:writing-mode="lr-tb"/>
    </style:style>
    <style:style style:name="P26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officeooo:rsid="0018b7ec"/>
    </style:style>
    <style:style style:name="T6" style:family="text">
      <style:text-properties officeooo:rsid="001fcc3b"/>
    </style:style>
    <style:style style:name="T7" style:family="text">
      <style:text-properties officeooo:rsid="0021c65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Your 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Project name" form:control-implementation="ooo:com.sun.star.form.component.TextField" xml:id="control2" form:id="control2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checkbox form:name="Tick: Navigate To Access And Security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Project Name Matches" form:control-implementation="ooo:com.sun.star.form.component.CheckBox" xml:id="control6" form:id="control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Key Pair Tab" form:control-implementation="ooo:com.sun.star.form.component.CheckBox" xml:id="control7" form:id="control7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Create Key Pair Button" form:control-implementation="ooo:com.sun.star.form.component.CheckBox" xml:id="control8" form:id="control8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Downloaded Key Pair Had The Right Name" form:control-implementation="ooo:com.sun.star.form.component.CheckBox" xml:id="control9" form:id="control9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Key Pair Directory Name Entered" form:control-implementation="ooo:com.sun.star.form.component.CheckBox" xml:id="control10" form:id="control10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aved Directory" form:control-implementation="ooo:com.sun.star.form.component.TextField" xml:id="control11" form:id="control11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irectory your keypair name was saved in"/>
              <form:property form:property-name="ObjIDinMSO" office:value-type="float" office:value="65535"/>
            </form:properties>
          </form:text>
          <form:checkbox form:name="Tick: Dialog Create Key Pair is shown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Create Key Pair Name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ey Pair Name" form:control-implementation="ooo:com.sun.star.form.component.TextField" xml:id="control14" form:id="control14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ecklist: Creating a Key Pair</text:p>
      <text:p text:style-name="P6"/>
      <text:p text:style-name="P5"><text:span text:style-name="T5">Your</text:span> Name:<text:tab/><draw:control text:anchor-type="as-char" svg:y="-0.443cm" draw:z-index="1" draw:style-name="gr1" draw:text-style-name="P27" svg:width="4.878cm" svg:height="0.703cm" draw:control="control1"/><text:tab/><text:span text:style-name="T5">Family</text:span> Name:<text:tab/><draw:control text:anchor-type="as-char" svg:y="-0.443cm" draw:z-index="3" draw:style-name="gr1" draw:text-style-name="P27" svg:width="4.878cm" svg:height="0.703cm" draw:control="control3"/></text:p>
      <text:p text:style-name="P5">Project:<text:tab/><draw:control text:anchor-type="as-char" svg:y="-0.443cm" draw:z-index="2" draw:style-name="gr1" draw:text-style-name="P27" svg:width="4.878cm" svg:height="0.703cm" draw:control="control2"/><text:tab/>Date:<text:tab/><text:tab/><draw:control text:anchor-type="as-char" svg:y="-0.443cm" draw:z-index="4" draw:style-name="gr1" draw:text-style-name="P27" svg:width="4.878cm" svg:height="0.703cm" draw:control="control4"/></text:p>
      <text:p text:style-name="P1"/>
      <text:p text:style-name="P10">A Key Pair is a set of credentials that you use to communicate securely with your server on the cloud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Bring up the Create Key Pair dialogue:</text:p>
          </table:table-cell>
        </table:table-row>
        <table:table-row>
          <table:table-cell table:style-name="Table1.A2" office:value-type="string">
            <text:p text:style-name="P13"><draw:control text:anchor-type="as-char" draw:z-index="5" draw:style-name="gr2" draw:text-style-name="P28" svg:width="0.466cm" svg:height="0.563cm" draw:control="control5"/></text:p>
          </table:table-cell>
          <table:table-cell table:style-name="Table1.B2" office:value-type="string">
            <text:p text:style-name="P15"><text:span text:style-name="T4">In a web browser navigate to </text:span><text:a xlink:type="simple" xlink:href="https://dashboard.rc.nectar.org.au/project/access_and_security/" text:style-name="Internet_20_link" text:visited-style-name="Visited_20_Internet_20_Link">https</text:a><text:a xlink:type="simple" xlink:href="https://dashboard.rc.nectar.org.au/project/access_and_security/" text:style-name="Internet_20_link" text:visited-style-name="Visited_20_Internet_20_Link">://</text:a><text:a xlink:type="simple" xlink:href="https://dashboard.rc.nectar.org.au/project/access_and_security/" text:style-name="Internet_20_link" text:visited-style-name="Visited_20_Internet_20_Link">dashboard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rc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nectar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org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au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project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access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and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security</text:a><text:a xlink:type="simple" xlink:href="https://dashboard.rc.nectar.org.au/project/access_and_security/" text:style-name="Internet_20_link" text:visited-style-name="Visited_20_Internet_20_Link">/</text:a><text:span text:style-name="T4"> </text:span></text:p>
          </table:table-cell>
        </table:table-row>
        <table:table-row>
          <table:table-cell table:style-name="Table1.A3" office:value-type="string">
            <text:p text:style-name="P13"><draw:control text:anchor-type="as-char" draw:z-index="6" draw:style-name="gr2" draw:text-style-name="P28" svg:width="0.466cm" svg:height="0.563cm" draw:control="control6"/></text:p>
          </table:table-cell>
          <table:table-cell table:style-name="Table1.B3" office:value-type="string">
            <text:p text:style-name="P17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13"><draw:control text:anchor-type="as-char" draw:z-index="7" draw:style-name="gr2" draw:text-style-name="P28" svg:width="0.466cm" svg:height="0.563cm" draw:control="control7"/></text:p>
          </table:table-cell>
          <table:table-cell table:style-name="Table1.B4" office:value-type="string">
            <text:p text:style-name="P17">The “Key Pairs” tab is selected</text:p>
          </table:table-cell>
        </table:table-row>
        <table:table-row>
          <table:table-cell table:style-name="Table1.A5" office:value-type="string">
            <text:p text:style-name="P13"><draw:control text:anchor-type="as-char" draw:z-index="8" draw:style-name="gr2" draw:text-style-name="P28" svg:width="0.466cm" svg:height="0.563cm" draw:control="control8"/></text:p>
          </table:table-cell>
          <table:table-cell table:style-name="Table1.B5" office:value-type="string">
            <text:p text:style-name="P17">Press the “+ Create Key Pair” button</text:p>
          </table:table-cell>
        </table:table-row>
        <table:table-row>
          <table:table-cell table:style-name="Table1.A7" office:value-type="string">
            <text:p text:style-name="P14"><draw:control text:anchor-type="as-char" draw:z-index="12" draw:style-name="gr2" draw:text-style-name="P28" svg:width="0.466cm" svg:height="0.563cm" draw:control="control12"/></text:p>
          </table:table-cell>
          <table:table-cell table:style-name="Table1.B7" office:value-type="string">
            <text:p text:style-name="P19">A dialogue box titled “Create Key Pair” is displayed</text:p>
          </table:table-cell>
        </table:table-row>
        <table:table-row>
          <table:table-cell table:style-name="Table1.A7" office:value-type="string">
            <text:p text:style-name="P3"><draw:control text:anchor-type="as-char" draw:z-index="13" draw:style-name="gr2" draw:text-style-name="P28" svg:width="0.466cm" svg:height="0.563cm" draw:control="control13"/></text:p>
          </table:table-cell>
          <table:table-cell table:style-name="Table1.B7" office:value-type="string">
            <text:p text:style-name="P23">Enter a meaningful name in the Key Pair Name field <text:span text:style-name="T7">(no spaces, and use CamelCaseNaming)</text:span></text:p>
            <text:p text:style-name="P26">The name you entered was: <draw:control text:anchor-type="as-char" svg:y="-0.443cm" draw:z-index="14" draw:style-name="gr1" draw:text-style-name="P27" svg:width="10.999cm" svg:height="0.703cm" draw:control="control14"/></text:p>
          </table:table-cell>
        </table:table-row>
      </table:table>
      <text:p text:style-name="P4"/>
      <text:p text:style-name="P4">Press the “Create Key Pair” button…</text:p>
      <text:p text:style-name="P4"/>
      <text:p text:style-name="P4">A dialogue should appear asking either if you want to open or save a file onto your computer. <text:s/>Choose to save the file to your computer.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2">The Saved file location:</text:p>
          </table:table-cell>
        </table:table-row>
        <table:table-row>
          <table:table-cell table:style-name="Table3.A2" office:value-type="string">
            <text:p text:style-name="P21"><draw:control text:anchor-type="as-char" draw:z-index="9" draw:style-name="gr2" draw:text-style-name="P28" svg:width="0.466cm" svg:height="0.563cm" draw:control="control9"/></text:p>
          </table:table-cell>
          <table:table-cell table:style-name="Table3.B2" office:value-type="string">
            <text:p text:style-name="P16">The downloaded file was given the same name as your key pair, but with the extension “.pem”</text:p>
          </table:table-cell>
        </table:table-row>
        <table:table-row>
          <table:table-cell table:style-name="Table3.A3" office:value-type="string">
            <text:p text:style-name="P21"><draw:control text:anchor-type="as-char" draw:z-index="10" draw:style-name="gr2" draw:text-style-name="P28" svg:width="0.466cm" svg:height="0.563cm" draw:control="control10"/></text:p>
          </table:table-cell>
          <table:table-cell table:style-name="Table3.B3" office:value-type="string">
            <text:p text:style-name="P16"><text:span text:style-name="T6">Please make a note here of which directory you saved the file into on your laptop</text:span>:</text:p>
            <text:p text:style-name="P18"><draw:control text:anchor-type="as-char" svg:y="-0.443cm" draw:z-index="11" draw:style-name="gr1" draw:text-style-name="P27" svg:width="16.562cm" svg:height="0.703cm" draw:control="control11"/></text:p>
            <text:p text:style-name="P16"/>
          </table:table-cell>
        </table:table-row>
      </table:table>
      <text:p text:style-name="P4"/>
      <text:p text:style-name="P24">You have just created and downloaded one half of a cryptographic key pair. You will use this key to securely access and to move data between your cloud server and your <text:span text:style-name="T6">laptop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as-char" svg:width="3.822cm" svg:height="0.85cm" draw:z-index="0"><draw:image xlink:href="Pictures/10000000000000C80000002C25194C61.png" xlink:type="simple" xlink:show="embed" xlink:actuate="onLoad"/><svg:desc>V3 Alliance</svg:desc></draw:frame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title/>
    <meta:initial-creator/>
    <dc:creator>Martin Paulo</dc:creator>
    <meta:editing-cycles>11</meta:editing-cycles>
    <dc:date>2015-08-25T19:59:12.710079000</dc:date>
    <meta:editing-duration>PT36M31S</meta:editing-duration>
    <meta:document-statistic meta:table-count="2" meta:image-count="1" meta:object-count="0" meta:page-count="1" meta:paragraph-count="28" meta:word-count="213" meta:character-count="1237" meta:non-whitespace-character-count="1035"/>
  </office:meta>
</office:document-meta>
</file>